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1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10-01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2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28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0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0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0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1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12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1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1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11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1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3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0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2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24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0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1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10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2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1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1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02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0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2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1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2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0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2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1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0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1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1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14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0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1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1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8-0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5-0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7-03-2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6-03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5-03-2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4-03-1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3-03-14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2-03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10-03-16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09-03-16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08-03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07-03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0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0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0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2000-03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99-03-1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98-03-0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97-03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9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93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25111455301</text:p>
          </table:table-cell>
          <table:table-cell office:value-type="string" calcext:value-type="string">
            <text:p>(D-19- 1)14dba- 1</text:p>
          </table:table-cell>
          <table:table-cell office:value-type="string" calcext:value-type="string">
            <text:p>198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08" meta:object-count="0"/>
    <meta:user-defined meta:name="AppVersion">3.0</meta:user-defined>
  </office:meta>
</office:document-meta>
</file>